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6.907cm" fo:margin-left="0.116cm" table:align="left"/>
    </style:style>
    <style:style style:name="Tableau1.A" style:family="table-column">
      <style:table-column-properties style:column-width="16.907cm"/>
    </style:style>
    <style:style style:name="Tableau1.A1" style:family="table-cell">
      <style:table-cell-properties style:writing-mode="pag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1" style:family="table-row">
      <style:table-row-properties style:min-row-height="2.487cm"/>
    </style:style>
    <style:style style:name="Tableau2.A1" style:family="table-cell">
      <style:table-cell-properties style:writing-mode="pag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style:writing-mode="page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padding="0.097cm" fo:border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12ffb2" officeooo:paragraph-rsid="0012ffb2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2ffb2" officeooo:paragraph-rsid="0012ffb2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paragraph-rsid="0012ffb2"/>
    </style:style>
    <style:style style:name="P5" style:family="paragraph" style:parent-style-name="Standard">
      <style:paragraph-properties fo:text-align="justify" style:justify-single-word="false"/>
      <style:text-properties officeooo:paragraph-rsid="0016bc31"/>
    </style:style>
    <style:style style:name="P6" style:family="paragraph" style:parent-style-name="Standard">
      <style:paragraph-properties fo:text-align="justify" style:justify-single-word="false"/>
      <style:text-properties officeooo:rsid="0013c7fe" officeooo:paragraph-rsid="0013c7fe"/>
    </style:style>
    <style:style style:name="P7" style:family="paragraph" style:parent-style-name="Standard">
      <style:paragraph-properties fo:text-align="justify" style:justify-single-word="false"/>
      <style:text-properties officeooo:rsid="001879bc" officeooo:paragraph-rsid="001879bc"/>
    </style:style>
    <style:style style:name="P8" style:family="paragraph" style:parent-style-name="Standard">
      <style:paragraph-properties fo:text-align="center" style:justify-single-word="false"/>
      <style:text-properties fo:font-size="12pt" fo:font-weight="normal" officeooo:rsid="0012ffb2" officeooo:paragraph-rsid="0012ffb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12ffb2" officeooo:paragraph-rsid="0012ffb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13c7fe" officeooo:paragraph-rsid="0013c7f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15671a" officeooo:paragraph-rsid="0013c7fe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15671a" officeooo:paragraph-rsid="0015671a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15671a" officeooo:paragraph-rsid="0027193b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16bc31" officeooo:paragraph-rsid="0016bc31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rsid="001879bc" officeooo:paragraph-rsid="001879bc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officeooo:rsid="0020c0a3" officeooo:paragraph-rsid="0013c7fe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rsid="0028a8ab" officeooo:paragraph-rsid="001879bc" style:font-size-asian="10.5pt" style:font-weight-asian="normal" style:font-size-complex="12pt" style:font-weight-complex="normal"/>
    </style:style>
    <style:style style:name="P18" style:family="paragraph" style:parent-style-name="Table_20_Contents">
      <style:paragraph-properties fo:text-align="justify" style:justify-single-word="false"/>
      <style:text-properties fo:font-size="12pt" style:font-size-asian="10.5pt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fo:font-size="12pt" officeooo:paragraph-rsid="001bdfe0" style:font-size-asian="10.5pt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fo:font-size="12pt" officeooo:paragraph-rsid="001f509b" style:font-size-asian="10.5pt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officeooo:rsid="00263b2d" officeooo:paragraph-rsid="00263b2d"/>
    </style:style>
    <style:style style:name="P22" style:family="paragraph" style:parent-style-name="Table_20_Contents">
      <style:paragraph-properties fo:text-align="justify" style:justify-single-word="false"/>
      <style:text-properties officeooo:rsid="0027193b" officeooo:paragraph-rsid="0027193b"/>
    </style:style>
    <style:style style:name="P23" style:family="paragraph" style:parent-style-name="Table_20_Contents">
      <style:paragraph-properties fo:text-align="justify" style:justify-single-word="false"/>
      <style:text-properties officeooo:rsid="0027193b" officeooo:paragraph-rsid="00280847"/>
    </style:style>
    <style:style style:name="P24" style:family="paragraph" style:parent-style-name="Table_20_Contents">
      <style:paragraph-properties fo:text-align="justify" style:justify-single-word="false"/>
      <style:text-properties fo:font-size="12pt" officeooo:paragraph-rsid="001bdfe0" style:font-size-asian="10.5pt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officeooo:rsid="00263b2d" officeooo:paragraph-rsid="00263b2d"/>
    </style:style>
    <style:style style:name="P26" style:family="paragraph" style:parent-style-name="Table_20_Contents">
      <style:paragraph-properties fo:text-align="justify" style:justify-single-word="false"/>
      <style:text-properties officeooo:rsid="00280847" officeooo:paragraph-rsid="0027193b"/>
    </style:style>
    <style:style style:name="P27" style:family="paragraph" style:parent-style-name="Table_20_Contents">
      <style:paragraph-properties fo:text-align="justify" style:justify-single-word="false"/>
      <style:text-properties officeooo:rsid="00280847" officeooo:paragraph-rsid="00280847"/>
    </style:style>
    <style:style style:name="P28" style:family="paragraph" style:parent-style-name="Standard" style:list-style-name="L1">
      <style:paragraph-properties fo:text-align="justify" style:justify-single-word="false"/>
      <style:text-properties fo:font-size="12pt" fo:font-weight="normal" officeooo:rsid="0013c7fe" officeooo:paragraph-rsid="0013c7fe" style:font-size-asian="10.5pt" style:font-weight-asian="normal" style:font-size-complex="12pt" style:font-weight-complex="normal"/>
    </style:style>
    <style:style style:name="P29" style:family="paragraph" style:parent-style-name="Standard" style:list-style-name="L2">
      <style:paragraph-properties fo:text-align="justify" style:justify-single-word="false"/>
      <style:text-properties fo:font-size="12pt" fo:font-weight="normal" officeooo:rsid="0015671a" officeooo:paragraph-rsid="0015671a" style:font-size-asian="10.5pt" style:font-weight-asian="normal" style:font-size-complex="12pt" style:font-weight-complex="normal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2ffb2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3c7fe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5671a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6bc31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232c3d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263b2d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2bfe29" style:font-size-asian="10.5pt" style:font-weight-asian="normal" style:font-size-complex="12pt" style:font-weight-complex="normal"/>
    </style:style>
    <style:style style:name="T9" style:family="text">
      <style:text-properties fo:font-size="12pt" fo:font-weight="bold" officeooo:rsid="0012ffb2" style:font-size-asian="10.5pt" style:font-weight-asian="bold" style:font-size-complex="12pt" style:font-weight-complex="bold"/>
    </style:style>
    <style:style style:name="T10" style:family="text">
      <style:text-properties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T11" style:family="text">
      <style:text-properties fo:font-size="12pt" fo:font-style="italic" fo:font-weight="bold" officeooo:rsid="0013c7fe" style:font-size-asian="10.5pt" style:font-style-asian="italic" style:font-weight-asian="bold" style:font-size-complex="12pt" style:font-style-complex="italic" style:font-weight-complex="bold"/>
    </style:style>
    <style:style style:name="T12" style:family="text">
      <style:text-properties fo:font-size="12pt" fo:font-style="italic" fo:font-weight="bold" officeooo:rsid="001bdfe0" style:font-size-asian="10.5pt" style:font-style-asian="italic" style:font-weight-asian="bold" style:font-size-complex="12pt" style:font-style-complex="italic" style:font-weight-complex="bold"/>
    </style:style>
    <style:style style:name="T13" style:family="text">
      <style:text-properties officeooo:rsid="001bdfe0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d62ff" style:font-weight-asian="bold" style:font-weight-complex="bold"/>
    </style:style>
    <style:style style:name="T16" style:family="text">
      <style:text-properties officeooo:rsid="001f509b"/>
    </style:style>
    <style:style style:name="T17" style:family="text">
      <style:text-properties fo:font-style="italic" fo:font-weight="bold" officeooo:rsid="001f509b" style:font-style-asian="italic" style:font-weight-asian="bold" style:font-style-complex="italic" style:font-weight-complex="bold"/>
    </style:style>
    <style:style style:name="T18" style:family="text">
      <style:text-properties officeooo:rsid="0020c0a3"/>
    </style:style>
    <style:style style:name="T19" style:family="text">
      <style:text-properties fo:font-style="normal" officeooo:rsid="0020c0a3" style:font-style-asian="normal" style:font-style-complex="normal"/>
    </style:style>
    <style:style style:name="T20" style:family="text">
      <style:text-properties fo:font-style="normal" officeooo:rsid="001f509b" style:font-style-asian="normal" style:font-style-complex="normal"/>
    </style:style>
    <style:style style:name="T21" style:family="text">
      <style:text-properties officeooo:rsid="00232c3d"/>
    </style:style>
    <style:style style:name="T22" style:family="text">
      <style:text-properties officeooo:rsid="00263b2d"/>
    </style:style>
    <style:style style:name="T23" style:family="text">
      <style:text-properties officeooo:rsid="0027193b"/>
    </style:style>
    <style:style style:name="T24" style:family="text">
      <style:text-properties officeooo:rsid="00280847"/>
    </style:style>
    <style:style style:name="T25" style:family="text">
      <style:text-properties officeooo:rsid="002bfe29"/>
    </style:style>
    <style:style style:name="T26" style:family="text">
      <style:text-properties officeooo:rsid="002c4f6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3">TD6 : Gestion d’utilisateurs et Compte DBA</text:p>
      <text:p text:style-name="P8"/>
      <text:p text:style-name="P9">Objectif de ce TD et de jouer le rôle d’un util<text:span text:style-name="T21">i</text:span>sateur DBA. Ce rôle vous donne le droit de créer des utilisateurs, profiles et d’apporter certains privilèges système aux différents utilisateurs créés.</text:p>
      <text:p text:style-name="P9">Vous travaillez en binôme. Pour chacune des questions vous jouez le rôle d’utilisateur DBA(sys as sysdba) et votre binôme sera un utilisateur simple et inversement.</text:p>
      <text:p text:style-name="P9"/>
      <text:p text:style-name="P4"><text:span text:style-name="T2">La connexion au schéma DBA ce fait avec : </text:span><text:span text:style-name="T9">sys as sysdba</text:span><text:span text:style-name="T2"> </text:span><text:span text:style-name="T8">et </text:span><text:span text:style-name="T2">le mot de passe ainsi que l’adresse du serveur seront donnés par votre chargé de TD. </text:span></text:p>
      <text:p text:style-name="P9"/>
      <text:p text:style-name="P2"><text:span text:style-name="T1">Q1) Créer un profile : </text:span><text:span text:style-name="T10">Profile_</text:span><text:span text:style-name="T11">E</text:span><text:span text:style-name="T10">tudiant_</text:span><text:span text:style-name="T12">Votre_Nom</text:span><text:span text:style-name="T1"> </text:span><text:span text:style-name="T3">avec les paramètres suivants :</text:span></text:p>
      <text:list xml:id="list3954141469" text:style-name="L1">
        <text:list-item>
          <text:p text:style-name="P28">2 sessions simultanées autorisées. </text:p>
        </text:list-item>
        <text:list-item>
          <text:p text:style-name="P28">Un appel système ne peut pas consommer plus de 30 secondes de CPU. </text:p>
        </text:list-item>
        <text:list-item>
          <text:p text:style-name="P28">Un appel système ne peut lire plus de 1 000 blocs de données en mémoire et sur le disque.</text:p>
        </text:list-item>
        <text:list-item>
          <text:p text:style-name="P28">Pour chaque session, 40 minutes d'inactivité maximum sont autorisées. </text:p>
        </text:list-item>
        <text:list-item>
          <text:p text:style-name="P28">3 tentatives de connexion avant blocage du compte. </text:p>
        </text:list-item>
        <text:list-item>
          <text:p text:style-name="P28">Le mot de passe est valable pendant 70 jours et il faudra attendre 60 jours avant qu’il puisse être utilisé à nouveau.</text:p>
        </text:list-item>
      </text:list>
      <text:p text:style-name="P10"/>
      <table:table table:name="Tableau1" table:style-name="Tableau1">
        <table:table-column table:style-name="Tableau1.A"/>
        <table:table-row table:style-name="TableLine94702233299168">
          <table:table-cell table:style-name="Tableau1.A1" office:value-type="string">
            <text:p text:style-name="P19"><text:bookmark-start text:name="__DdeLink__162_3580143570"/><text:bookmark-start text:name="__DdeLink__164_3580143570"/><text:bookmark-end text:name="__DdeLink__162_3580143570"/><text:bookmark-end text:name="__DdeLink__164_3580143570"/></text:p>
          </table:table-cell>
        </table:table-row>
      </table:table>
      <text:p text:style-name="P10"/>
      <text:p text:style-name="P10"/>
      <text:p text:style-name="P10">Q2) Créer <text:span text:style-name="T25">2</text:span> utilisateur<text:span text:style-name="T25">s</text:span> avec comme login le nom de votre binôme<text:span text:style-name="T25">1 et 2</text:span>. Ce<text:span text:style-name="T25">s</text:span> compte<text:span text:style-name="T25">s</text:span> doi<text:span text:style-name="T25">ven</text:span>t avoir comme profile <text:span text:style-name="T14">Profile_Etudiant_</text:span><text:span text:style-name="T15">Votre_Nom</text:span>. A la création ce compte n’est pas bloqué. <text:span text:style-name="T16">Supprimer par la suite ce compte avec la commande </text:span><text:span text:style-name="T17">Drop user nom_user </text:span><text:span text:style-name="T19">et le recréer une deuxième fois</text:span><text:span text:style-name="T20">;</text:span></text:p>
      <text:p text:style-name="P10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8">CREATE USER monBinome IDENTIFIED BY mon_binome<text:span text:style-name="T25">1</text:span></text:p>
            <text:p text:style-name="P18">DEFAULT TABLESPACE USERS</text:p>
            <text:p text:style-name="P20">TEMPORARY TABLESPACE TEMP QUOTA <text:span text:style-name="T14">5M</text:span> ON <text:span text:style-name="T16">USERS</text:span> <text:s/></text:p>
            <text:p text:style-name="P20">PROFILE profil_etudiants_mon_nom </text:p>
            <text:p text:style-name="P20"><text:span text:style-name="T16">ACCOUNT</text:span> unlock;</text:p>
          </table:table-cell>
        </table:table-row>
      </table:table>
      <text:p text:style-name="P16"/>
      <text:p text:style-name="P10">Q3) Votre Binôme doit tester la connexion. Elle est impossible, car il n’a pas reçu les différents privilège<text:span text:style-name="T18">s </text:span><text:span text:style-name="T25">de connexion</text:span>.</text:p>
      <text:p text:style-name="P10"/>
      <text:p text:style-name="P6"><text:span text:style-name="T1">Rajouter les privilèges systèmes pour qu’il puise se connecter (Connect, Resource, RESTRICTED SESSION</text:span><text:span text:style-name="T4">) </text:span><text:span text:style-name="T7">et expliquer le sens de ces privilèges.</text:span></text:p>
      <text:p text:style-name="P11"/>
      <table:table table:name="Tableau3" table:style-name="Tableau3">
        <table:table-column table:style-name="Tableau3.A"/>
        <table:table-row table:style-name="TableLine94702233456192">
          <table:table-cell table:style-name="Tableau3.A1" office:value-type="string">
            <text:p text:style-name="P21"/>
          </table:table-cell>
        </table:table-row>
      </table:table>
      <text:p text:style-name="P11"/>
      <text:p text:style-name="P11"/>
      <text:p text:style-name="P12">Q<text:span text:style-name="T21">4</text:span>) Votre binôme test maintenant les différents paramètres avec :</text:p>
      <text:list xml:id="list668932969" text:style-name="L2">
        <text:list-item>
          <text:p text:style-name="P29">3 connexions simultanées.</text:p>
        </text:list-item>
        <text:list-item>
          <text:p text:style-name="P29"><text:span text:style-name="T22">3</text:span> tentatives de connexion avec blocage de son compte.</text:p>
        </text:list-item>
      </text:list>
      <text:p text:style-name="P12"/>
      <text:p text:style-name="P12">Débloquez le compte de votre binôme avec : </text:p>
      <text:p text:style-name="P12"/>
      <table:table table:name="Tableau6" table:style-name="Tableau6">
        <table:table-column table:style-name="Tableau6.A"/>
        <table:table-row table:style-name="TableLine94702233463120">
          <table:table-cell table:style-name="Tableau6.A1" office:value-type="string">
            <text:p text:style-name="P13"/>
          </table:table-cell>
        </table:table-row>
      </table:table>
      <text:p text:style-name="P12"/>
      <text:p text:style-name="P12"><text:soft-page-break/></text:p>
      <text:p text:style-name="P12"/>
      <text:p text:style-name="P5"><text:span text:style-name="T4">Q</text:span><text:span text:style-name="T6">5</text:span><text:span text:style-name="T5">) Votre binôme test la création d’une table, une vue, synonyme, et un rôle etc.... Rajouter les privilèges systèmes, si ce n’est pas le cas, avec la commande GRANT.</text:span></text:p>
      <text:p text:style-name="P14"/>
      <table:table table:name="Tableau4" table:style-name="Tableau4">
        <table:table-column table:style-name="Tableau4.A"/>
        <table:table-row table:style-name="TableLine94702233481232">
          <table:table-cell table:style-name="Tableau4.A1" office:value-type="string">
            <text:p text:style-name="P26"/>
          </table:table-cell>
        </table:table-row>
      </table:table>
      <text:p text:style-name="P14"/>
      <text:p text:style-name="P14"/>
      <text:p text:style-name="P7"><text:span text:style-name="T5">Q</text:span><text:span text:style-name="T1">7) Donnez lui le droit de pouvoir supprimer une table, une vue et un rôle.</text:span></text:p>
      <text:p text:style-name="P15"/>
      <table:table table:name="Tableau5" table:style-name="Tableau5">
        <table:table-column table:style-name="Tableau5.A"/>
        <table:table-row table:style-name="TableLine94702233482928">
          <table:table-cell table:style-name="Tableau5.A1" office:value-type="string">
            <text:p text:style-name="P27"/>
          </table:table-cell>
        </table:table-row>
      </table:table>
      <text:p text:style-name="P15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4T09:22:04.273000000</meta:creation-date>
    <dc:date>2022-03-21T08:48:10.040131667</dc:date>
    <meta:editing-duration>PT2H35M44S</meta:editing-duration>
    <meta:editing-cycles>12</meta:editing-cycles>
    <meta:generator>LibreOffice/7.0.4.2$Linux_X86_64 LibreOffice_project/00$Build-2</meta:generator>
    <meta:document-statistic meta:table-count="6" meta:image-count="0" meta:object-count="0" meta:page-count="2" meta:paragraph-count="25" meta:word-count="368" meta:character-count="2207" meta:non-whitespace-character-count="1863"/>
  </office:meta>
</office:document-meta>
</file>